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1d4fea" officeooo:paragraph-rsid="001d4fea"/>
    </style:style>
    <style:style style:name="P2" style:family="paragraph" style:parent-style-name="Standard">
      <style:text-properties officeooo:rsid="001d4fea" officeooo:paragraph-rsid="00207ffb"/>
    </style:style>
    <style:style style:name="P3" style:family="paragraph" style:parent-style-name="Standard">
      <style:text-properties officeooo:rsid="001d4fea" officeooo:paragraph-rsid="002b93eb"/>
    </style:style>
    <style:style style:name="P4" style:family="paragraph" style:parent-style-name="Standard">
      <style:text-properties officeooo:rsid="00207ffb" officeooo:paragraph-rsid="00207ffb"/>
    </style:style>
    <style:style style:name="P5" style:family="paragraph" style:parent-style-name="Standard">
      <style:text-properties officeooo:rsid="00255c40" officeooo:paragraph-rsid="00255c40"/>
    </style:style>
    <style:style style:name="P6" style:family="paragraph" style:parent-style-name="Standard">
      <style:text-properties officeooo:rsid="00288ad5" officeooo:paragraph-rsid="00288ad5"/>
    </style:style>
    <style:style style:name="P7" style:family="paragraph" style:parent-style-name="Standard">
      <style:text-properties fo:color="#c9211e" fo:font-weight="bold" officeooo:rsid="001dfc61" officeooo:paragraph-rsid="001dfc61" style:font-weight-asian="bold" style:font-weight-complex="bold"/>
    </style:style>
    <style:style style:name="P8" style:family="paragraph" style:parent-style-name="Standard">
      <style:text-properties officeooo:rsid="002b93eb" officeooo:paragraph-rsid="002b93eb"/>
    </style:style>
    <style:style style:name="P9" style:family="paragraph" style:parent-style-name="Standard">
      <style:text-properties fo:color="#2b91af" style:font-name="Consolas" fo:font-size="18pt" officeooo:rsid="002da56a" officeooo:paragraph-rsid="002da56a" style:font-size-asian="18pt"/>
    </style:style>
    <style:style style:name="P10" style:family="paragraph" style:parent-style-name="Standard">
      <style:text-properties fo:color="#2b91af" style:font-name="Consolas" fo:font-size="18pt" officeooo:rsid="00288ad5" officeooo:paragraph-rsid="002da56a" style:font-size-asian="18pt"/>
    </style:style>
    <style:style style:name="P11" style:family="paragraph" style:parent-style-name="Standard">
      <style:text-properties officeooo:rsid="001d4fea" officeooo:paragraph-rsid="00207ffb"/>
    </style:style>
    <style:style style:name="P12" style:family="paragraph" style:parent-style-name="Standard">
      <style:text-properties officeooo:rsid="00293a20" officeooo:paragraph-rsid="00293a20"/>
    </style:style>
    <style:style style:name="P13" style:family="paragraph" style:parent-style-name="Standard">
      <style:text-properties officeooo:rsid="002da56a" officeooo:paragraph-rsid="002da56a"/>
    </style:style>
    <style:style style:name="P14" style:family="paragraph" style:parent-style-name="Standard">
      <style:text-properties officeooo:rsid="00207ffb" officeooo:paragraph-rsid="00207ffb"/>
    </style:style>
    <style:style style:name="P15" style:family="paragraph" style:parent-style-name="Standard">
      <style:text-properties officeooo:rsid="002ee041" officeooo:paragraph-rsid="002ee041"/>
    </style:style>
    <style:style style:name="P16" style:family="paragraph" style:parent-style-name="Standard">
      <style:text-properties officeooo:rsid="002ee041" officeooo:paragraph-rsid="002f40a4"/>
    </style:style>
    <style:style style:name="P17" style:family="paragraph" style:parent-style-name="Standard">
      <style:text-properties officeooo:rsid="00288ad5" officeooo:paragraph-rsid="00288ad5"/>
    </style:style>
    <style:style style:name="P18" style:family="paragraph" style:parent-style-name="Standard">
      <style:text-properties officeooo:rsid="00289e49" officeooo:paragraph-rsid="00289e49"/>
    </style:style>
    <style:style style:name="T1" style:family="text">
      <style:text-properties officeooo:rsid="001d4fea"/>
    </style:style>
    <style:style style:name="T2" style:family="text">
      <style:text-properties officeooo:rsid="001dfc61"/>
    </style:style>
    <style:style style:name="T3" style:family="text">
      <style:text-properties officeooo:rsid="001fd8da"/>
    </style:style>
    <style:style style:name="T4" style:family="text">
      <style:text-properties officeooo:rsid="00289e49"/>
    </style:style>
    <style:style style:name="T5" style:family="text">
      <style:text-properties officeooo:rsid="002ee0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rac CPP Tool</text:p>
      <text:p text:style-name="P1"/>
      <text:p text:style-name="P1">Memory managing</text:p>
      <text:p text:style-name="P1"/>
      <text:p text:style-name="P1">内存管理模块</text:p>
      <text:p text:style-name="P1">其实就是一个简化版本的树式风格的内存管理。</text:p>
      <text:p text:style-name="P1"><text:span text:style-name="T2">用户会用到的</text:span>有2个最基本的class，一个是DCT_node一个是DCT_component。他们有一个共同的基类。两个的最大的区别是，node下面可以有别的node，或者component，但是component就是最终的地方了。node可以创建新的node和component，创建的时候将父物体设为自己。</text:p>
      <text:p text:style-name="P5">实际使用的时候，从<text:span text:style-name="T1">DCT_node</text:span>和<text:span text:style-name="T1">DCT_component继承即可。</text:span></text:p>
      <text:p text:style-name="P1"/>
      <text:p text:style-name="P1"/>
      <text:p text:style-name="P7"/>
      <text:p text:style-name="P8">Files in this set:</text:p>
      <text:p text:style-name="P8">DCT object.h</text:p>
      <text:p text:style-name="P3"/>
      <text:p text:style-name="P1">DCT_object</text:p>
      <text:p text:style-name="P1">The very base of the whole <text:span text:style-name="T3">tool. In a typical project, people don’t need to do anything with this class. Don’t inherit from it.</text:span></text:p>
      <text:p text:style-name="P1"/>
      <text:p text:style-name="P2">DCT_node</text:p>
      <text:p text:style-name="P15">继承自<text:span text:style-name="T1">DCT_object</text:span></text:p>
      <text:p text:style-name="P4">节点。把不同的资源对接起来。</text:p>
      <text:p text:style-name="P1"/>
      <text:p text:style-name="P2">DCT_component</text:p>
      <text:p text:style-name="P16">继承自<text:span text:style-name="T1">DCT_object</text:span></text:p>
      <text:p text:style-name="P4">通常用来作为资源。</text:p>
      <text:p text:style-name="P4"/>
      <text:p text:style-name="P15">DCT_memory_managing_backend</text:p>
      <text:p text:style-name="P15">后台类。通常一个功能模块只实例化这个类一次。可以从其他地方很方便的发起对整个模块的tick和清理。</text:p>
      <text:p text:style-name="P4"/>
      <text:p text:style-name="P6">常见操作：</text:p>
      <text:p text:style-name="P6">创建的时候，create。<text:span text:style-name="T4">由于是模板函数，所以要写create&lt;some type here&gt;();</text:span></text:p>
      <text:p text:style-name="P18">当在component里面尝试创建物品的时候，应该从新物体的初始上级物体里面调用create方法。</text:p>
      <text:p text:style-name="P15">另外有一个创建物体的方法是new，之后要手动给该物体set_parent(...)。不然就无法加入自动的内存管理。</text:p>
      <text:p text:style-name="P12">删东西的时候是remove()。node会自动把所有下级node和component全部标记成需要销毁<text:span text:style-name="T5">。之后在至少上一级的地方调用try_clean()，函数会自动判断需要销毁的对象。</text:span></text:p>
      <text:p text:style-name="P15">另外就是可以在任何时候，在任何物体上set_parent(...)，从而改变层级结构。</text:p>
      <text:p text:style-name="P12"/>
      <text:p text:style-name="P13">to do list:</text:p>
      <text:p text:style-name="P13">针对性能的优化。可以利用排序，从而可以利用二分查找。</text:p>
      <text:p text:style-name="P4"/>
      <text:p text:style-name="P4"/>
      <text:p text:style-name="P4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0T21:52:33.409000000</dc:date>
    <meta:editing-duration>PT32M48S</meta:editing-duration>
    <meta:editing-cycles>14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26" meta:word-count="480" meta:character-count="893" meta:non-whitespace-character-count="859"/>
  </office:meta>
</office:document-meta>
</file>